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1B79B612B9B2F18205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2cm" svg:height="0.439cm" draw:z-index="0"><draw:image xlink:href="Pictures/10000000000007D0000001B79B612B9B2F18205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8-05-14T16:20:24.115578415</meta:creation-date>
    <dc:date>2018-05-14T16:26:44.450826543</dc:date>
    <dc:creator>Miklos Vajna</dc:creator>
    <meta:editing-duration>PT3M1S</meta:editing-duration>
    <meta:editing-cycles>2</meta:editing-cycles>
    <meta:generator>LibreOfficeDev/6.1.0.0.alpha1$Linux_X86_64 LibreOffice_project/b8a51074ae8dd40549947b7239a80ee6b9731e2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